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Liberation Sans" officeooo:rsid="001fcf04" officeooo:paragraph-rsid="001fcf04"/>
    </style:style>
    <style:style style:name="P2" style:family="paragraph" style:parent-style-name="Standard">
      <style:text-properties style:font-name="Liberation Sans" officeooo:rsid="001ce017" officeooo:paragraph-rsid="001ce017"/>
    </style:style>
    <style:style style:name="P3" style:family="paragraph" style:parent-style-name="Standard">
      <style:paragraph-properties>
        <style:tab-stops>
          <style:tab-stop style:position="1.307cm"/>
          <style:tab-stop style:position="12.825cm" style:type="right"/>
          <style:tab-stop style:position="14.226cm" style:type="right"/>
          <style:tab-stop style:position="15.221cm" style:type="right"/>
        </style:tab-stops>
      </style:paragraph-properties>
      <style:text-properties style:font-name="Liberation Sans" officeooo:rsid="001ce017" officeooo:paragraph-rsid="001ce017"/>
    </style:style>
    <style:style style:name="P4" style:family="paragraph" style:parent-style-name="Standard" style:list-style-name="L1">
      <style:text-properties style:font-name="Liberation Sans" officeooo:rsid="001ce017" officeooo:paragraph-rsid="001ce017"/>
    </style:style>
    <style:style style:name="P5" style:family="paragraph" style:parent-style-name="Standard" style:list-style-name="L2">
      <style:text-properties style:font-name="Liberation Sans" officeooo:rsid="001ce017" officeooo:paragraph-rsid="001ce017"/>
    </style:style>
    <style:style style:name="P6" style:family="paragraph" style:parent-style-name="Standard" style:list-style-name="L3">
      <style:text-properties style:font-name="Liberation Sans" officeooo:rsid="001ce017" officeooo:paragraph-rsid="001ce017"/>
    </style:style>
    <style:style style:name="P7" style:family="paragraph" style:parent-style-name="Standard" style:list-style-name="L4">
      <style:paragraph-properties>
        <style:tab-stops>
          <style:tab-stop style:position="1.307cm"/>
          <style:tab-stop style:position="12.825cm" style:type="right"/>
          <style:tab-stop style:position="14.226cm" style:type="right"/>
          <style:tab-stop style:position="15.221cm" style:type="right"/>
        </style:tab-stops>
      </style:paragraph-properties>
      <style:text-properties style:font-name="Liberation Sans" officeooo:rsid="001ce017" officeooo:paragraph-rsid="001ce017"/>
    </style:style>
    <style:style style:name="P8" style:family="paragraph" style:parent-style-name="Standard">
      <style:paragraph-properties>
        <style:tab-stops>
          <style:tab-stop style:position="8.996cm"/>
          <style:tab-stop style:position="13.01cm"/>
        </style:tab-stops>
      </style:paragraph-properties>
      <style:text-properties style:font-name="Liberation Sans" officeooo:rsid="002021cc" officeooo:paragraph-rsid="002021cc"/>
    </style:style>
    <style:style style:name="P9" style:family="paragraph" style:parent-style-name="Standard">
      <style:paragraph-properties fo:line-height="150%">
        <style:tab-stops>
          <style:tab-stop style:position="8.996cm"/>
          <style:tab-stop style:position="13.01cm"/>
        </style:tab-stops>
      </style:paragraph-properties>
      <style:text-properties style:font-name="Liberation Sans" officeooo:rsid="002021cc" officeooo:paragraph-rsid="002021cc"/>
    </style:style>
    <style:style style:name="P10" style:family="paragraph" style:parent-style-name="Standard">
      <style:paragraph-properties fo:line-height="150%">
        <style:tab-stops>
          <style:tab-stop style:position="8.996cm"/>
          <style:tab-stop style:position="13.01cm"/>
        </style:tab-stops>
      </style:paragraph-properties>
      <style:text-properties style:font-name="Liberation Sans" fo:font-size="14pt" fo:font-weight="bold" officeooo:rsid="002021cc" officeooo:paragraph-rsid="002021cc" style:font-size-asian="14pt" style:font-weight-asian="bold" style:font-size-complex="14pt" style:font-weight-complex="bold"/>
    </style:style>
    <style:style style:name="T1" style:family="text">
      <style:text-properties style:font-name="Liberation Sans" fo:font-size="16pt" fo:font-weight="bold" officeooo:rsid="001ce017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<text:span text:style-name="T2">Wer ?<text:tab/>Wann erledigt ?</text:span></text:p>
      <text:p text:style-name="P9"/>
      <text:p text:style-name="P10">Programmierung</text:p>
      <text:p text:style-name="P9"/>
      <text:p text:style-name="P9">Ansteuerung allgemein<text:tab/></text:p>
      <text:p text:style-name="P9">evtl. Soft-PWM für verschiedene Farben<text:tab/></text:p>
      <text:p text:style-name="P9">Animationsfunktion<text:tab/></text:p>
      <text:p text:style-name="P9">Zufallsgenerator<text:tab/></text:p>
      <text:p text:style-name="P9">Modusauswahl<text:tab/></text:p>
      <text:p text:style-name="P9">evtl. Modusprogrammierung<text:tab/></text:p>
      <text:p text:style-name="P9"/>
      <text:p text:style-name="P10">Hardware</text:p>
      <text:p text:style-name="P9"/>
      <text:p text:style-name="P9">Platinen löten<text:tab/></text:p>
      <text:p text:style-name="P9">Platinen verbinden<text:tab/></text:p>
      <text:p text:style-name="P9">Alles festschrauben<text:tab/></text:p>
      <text:p text:style-name="P9">Buzzer einbauen<text:tab/></text:p>
      <text:p text:style-name="P9">Deckplatte zurechtsägen/einbauen<text:tab/></text:p>
      <text:p text:style-name="P9">Standfuß bauen<text:tab/></text:p>
      <text:p text:style-name="P9">Stromversorgung machen<text:tab/></text:p>
      <text:p text:style-name="P9"/>
      <text:p text:style-name="P10">Allgemein</text:p>
      <text:p text:style-name="P9"/>
      <text:p text:style-name="P9">Testen<text:tab/></text:p>
      <text:p text:style-name="P9">Demo und Absprache Förderverein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 officeooo:rsid="001fcf04" officeooo:paragraph-rsid="001fcf04"/>
    </style:style>
    <style:style style:name="MT1" style:family="text">
      <style:text-properties style:font-name="Liberation Sans" fo:font-size="16pt" fo:font-weight="bold" officeooo:rsid="001ce017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Header"><text:tab/><text:span text:style-name="MT1">Projekt Glücksrad</text:span></text:p>
      </style:header>
      <style:footer>
        <text:p text:style-name="MP1">RobotikAG des JKG<text:tab/><text:tab/><text:date style:data-style-name="N37" text:date-value="2018-02-16T23:58:49.426088137">16.02.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8:07:56.943228561</meta:creation-date>
    <dc:date>2018-02-16T23:58:49.381099767</dc:date>
    <meta:editing-duration>PT5M5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45" meta:character-count="414" meta:non-whitespace-character-count="372"/>
  </office:meta>
</office:document-meta>
</file>